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59c19d" style:font-size-asian="10pt" style:font-size-complex="10pt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75c80e" style:font-size-asian="10pt" style:font-size-complex="10pt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rsid="001f57ee" officeooo:paragraph-rsid="006b9129" style:font-size-asian="10pt" style:font-size-complex="10pt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fo:font-weight="bold" officeooo:rsid="006b9129" officeooo:paragraph-rsid="0072bdbc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8pt" fo:font-weight="bold" officeooo:paragraph-rsid="006b9129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4d4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91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officeooo:rsid="00748fa6" officeooo:paragraph-rsid="0072bd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" fo:font-size="10pt" officeooo:paragraph-rsid="006b9129" style:font-size-asian="10pt" style:font-size-complex="10pt"/>
    </style:style>
    <style:style style:name="P1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" fo:font-size="10pt" officeooo:paragraph-rsid="006e4427" style:font-size-asian="10pt" style:font-size-complex="10pt"/>
    </style:style>
    <style:style style:name="P2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" fo:font-size="10pt" officeooo:rsid="006e4427" officeooo:paragraph-rsid="006e4427" style:font-size-asian="10pt" style:font-size-complex="10pt"/>
    </style:style>
    <style:style style:name="P21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b9129" officeooo:paragraph-rsid="006b91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officeooo:paragraph-rsid="006e4427" style:font-size-asian="10pt" style:font-size-complex="10pt"/>
    </style:style>
    <style:style style:name="P23" style:family="paragraph" style:parent-style-name="Standard">
      <style:paragraph-properties fo:margin-top="0cm" fo:margin-bottom="0.21cm" style:contextual-spacing="false"/>
      <style:text-properties style:font-name="Arial" fo:font-size="10pt" fo:font-weight="normal" officeooo:paragraph-rsid="0067ea2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b9129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e4427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2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65c06" style:font-size-asian="10pt" style:font-name-complex="Arial3" style:font-size-complex="10pt"/>
    </style:style>
    <style:style style:name="P28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65c06" fo:background-color="transparent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a5863" fo:background-color="transparent" style:font-size-asian="10pt" style:font-weight-asian="normal" style:font-size-complex="10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1" fo:letter-spacing="-0.004cm" fo:language="es" fo:country="ES" fo:font-style="normal" fo:text-shadow="none" style:text-underline-style="none" fo:font-weight="normal" officeooo:rsid="00040fc1" fo:background-color="transparent" loext:char-shading-value="0" style:font-style-asian="normal" style:font-weight-asian="normal" style:font-name-complex="Ari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officeooo:rsid="00771faf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20ab2" style:font-style-asian="normal" style:font-style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5ec7f" style:font-style-asian="normal" style:font-style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53cf" style:font-style-asian="normal" style:font-style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48fa6" style:font-style-asian="normal" style:font-style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b9129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48fa6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5d8b3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fo:font-weight="normal" style:font-weight-asian="normal" style:font-weight-complex="normal"/>
    </style:style>
    <style:style style:name="T17" style:family="text">
      <style:text-properties style:use-window-font-color="true" loext:opacity="0%" fo:font-weight="normal" officeooo:rsid="0045ec7f" style:font-weight-asian="normal" style:font-weight-complex="normal"/>
    </style:style>
    <style:style style:name="T18" style:family="text">
      <style:text-properties style:use-window-font-color="true" loext:opacity="0%" fo:font-weight="normal" officeooo:rsid="00760bdd" style:font-weight-asian="normal" style:font-weight-complex="normal"/>
    </style:style>
    <style:style style:name="T19" style:family="text">
      <style:text-properties style:font-name="Arial" fo:font-size="10pt" officeooo:rsid="0045ec7f" style:font-size-asian="10pt" style:font-size-complex="10pt"/>
    </style:style>
    <style:style style:name="T20" style:family="text">
      <style:text-properties officeooo:rsid="00691e67"/>
    </style:style>
    <style:style style:name="T21" style:family="text">
      <style:text-properties officeooo:rsid="0042294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6c4d3b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5ec7f" style:font-style-asian="normal" style:font-weight-asian="bold" style:font-style-complex="normal" style:font-weight-complex="bold" style:text-overline-style="none" style:text-overline-color="font-color"/>
    </style:style>
    <style:style style:name="T26" style:family="text">
      <style:text-properties officeooo:rsid="0072bdbc"/>
    </style:style>
    <style:style style:name="T27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8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9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0" style:family="text">
      <style:text-properties fo:font-weight="bold" officeooo:rsid="00149f96" style:font-weight-asian="bold" style:font-weight-complex="bold"/>
    </style:style>
    <style:style style:name="T31" style:family="text">
      <style:text-properties fo:font-weight="bold" officeooo:rsid="0024a0da" style:font-weight-asian="bold" style:font-weight-complex="bold"/>
    </style:style>
    <style:style style:name="T32" style:family="text">
      <style:text-properties fo:font-weight="bold" officeooo:rsid="00691e67" style:font-weight-asian="bold" style:font-weight-complex="bold"/>
    </style:style>
    <style:style style:name="T33" style:family="text">
      <style:text-properties fo:font-weight="bold" officeooo:rsid="00422941" style:font-weight-asian="bold" style:font-weight-complex="bold"/>
    </style:style>
    <style:style style:name="T34" style:family="text">
      <style:text-properties officeooo:rsid="007a5863"/>
    </style:style>
    <style:style style:name="T35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UERDO DE ADOPCIÓN DE MEDIDAS PROVISIONALES <text:span text:style-name="T23">PREVIAS A LA INICIACIÓN DEL PROCEDIMIENTO</text:span></text:p>
      <text:p text:style-name="P13"/>
      <text:p text:style-name="P14">Número de expediente: <text:span text:style-name="T1">$$V_NUMEXP$$</text:span> </text:p>
      <text:p text:style-name="P16"><text:span text:style-name="Fuente_20_de_20_párrafo_20_predeter."><text:span text:style-name="T19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9"> </text:span></text:span></text:p>
      <text:p text:style-name="P23"><text:span text:style-name="T8">Fecha: </text:span><text:span text:style-name="T9">$$DIA_SISTEMA$$ </text:span><text:span text:style-name="T10">de</text:span><text:span text:style-name="T9"> $$MES_SISTEMA$$ </text:span><text:span text:style-name="T10">de </text:span><text:span text:style-name="T9">$$EJERCICIO_SISTEMA$$</text:span></text:p>
      <text:p text:style-name="P14"/>
      <text:p text:style-name="P21"><text:span text:style-name="T17">Con relación al </text:span><text:span text:style-name="T18">p</text:span><text:span text:style-name="T17">rocedimiento de referencia </text:span><text:span text:style-name="T16">que se está analizando</text:span><text:span text:style-name="T17"> en $$ESTE_ART$$ $$AYUNTAMIENTO$$ por los siguientes hechos: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6"><text:span text:style-name="T34">H</text:span><text:span text:style-name="T20">echos ocurridos</text:span></text:p>
          </table:table-cell>
        </table:table-row>
        <table:table-row table:style-name="TableLine1540136948416">
          <table:table-cell table:style-name="Tabla1.A2" office:value-type="string">
            <text:p text:style-name="P29"><text:text-input text:description="JOOScript">${(datos.att0)!}</text:text-input><text:span text:style-name="T31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5"><text:s/></text:p>
      <text:p text:style-name="P20"><text:span text:style-name="T24">[En caso de solicitarse las medidas a instancia de parte]</text:span><text:span text:style-name="T3">Vista la solicitud de </text:span><text:span text:style-name="T7">D./Dña. $$SOL_MED_PRO_PRE$$</text:span><text:span text:style-name="T3"> </text:span><text:span text:style-name="T7">de </text:span><text:span text:style-name="T3">fecha $$FECHA_SOL_MED_PREV$$ por la que se pide la adopción de las siguientes medidas provisionales previas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5"><text:span text:style-name="T34">M</text:span><text:span text:style-name="T21">edidas provisionales solicitadas</text:span></text:p>
          </table:table-cell>
        </table:table-row>
        <table:table-row table:style-name="TableLine1540136949504">
          <table:table-cell table:style-name="Tabla4.A2" office:value-type="string">
            <text:p text:style-name="P29"><text:text-input text:description="JOOScript">${(datos.att0)!}</text:text-input><text:span text:style-name="T31"><text:script script:language="JOOScript">&lt;jooscript&gt;
&lt;insert-around element="table:table-row"&gt;
[#if MED_PROV_PREV_SOL??]
[#assign MED_PROV_PREV_SOL_AUXILIAR=MED_PROV_PREV_SOL]
[/#if]
[#if TAB_MED_PROV_PREV_SOL??]
[#assign MED_PROV_PREV_SOL_AUXILIAR=TAB_MED_PROV_PREV_SOL]
[/#if]
[#if MED_PROV_PREV_SOL_AUXILIAR?? &amp;amp;&amp;amp; MED_PROV_PREV_SOL_AUXILIAR?is_enumerable]
[#list MED_PROV_PREV_SOL_AUXILIAR as datos]
&lt;content/&gt;
[/#list]
[/#if]
&lt;/insert-around&gt;
&lt;/jooscript&gt;
</text:script></text:span></text:p>
          </table:table-cell>
        </table:table-row>
      </table:table>
      <text:p text:style-name="P22"/>
      <text:p text:style-name="P19"><text:span text:style-name="T3">Considerando el artículo 56.2 de la Ley 39/2015, de 1 de octubre, del Procedimiento Administrativo Común de las Administraciones Públicas, donde se recoge que: “</text:span><text:span text:style-name="T4">Antes de la iniciación del procedimiento administrativo, el órgano competente para iniciar o instruir el procedimiento, de oficio o a instancia de parte, en los casos de urgencia inaplazable y para la protección provisional de los intereses implicados, podrá adoptar de forma motivada las medidas provisionales que resulten necesarias y proporcionadas. Las medidas provisionales deberán ser confirmadas, modificadas o levantadas en el acuerdo de iniciación del procedimiento, que deberá efectuarse dentro de los quince días siguientes a su adopción, el cual podrá ser objeto del recurso que proceda.</text:span></text:p>
      <text:p text:style-name="P18"><text:span text:style-name="T4">En todo caso, dichas medidas quedarán sin efecto si no se inicia el procedimiento en dicho plazo o cuando el acuerdo de iniciación no contenga un pronunciamiento expreso acerca de las mismas</text:span><text:span text:style-name="T3">”.</text:span></text:p>
      <text:p text:style-name="P6">Considerando que concurren las siguientes circunstancia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<text:span text:style-name="T34">R</text:span><text:span text:style-name="T21">azones</text:span></text:p>
          </table:table-cell>
        </table:table-row>
        <table:table-row table:style-name="TableLine1540136946784">
          <table:table-cell table:style-name="Tabla3.A2" office:value-type="string">
            <text:p text:style-name="P29"><text:text-input text:description="JOOScript">${(datos.att0)!}</text:text-input><text:span text:style-name="T31"><text:script script:language="JOOScript">&lt;jooscript&gt;
&lt;insert-around element="table:table-row"&gt;
[#if RAZONES_MED_PROV_PREV??]
[#assign RAZONES_MED_PROV_PREV_AUXILIAR=RAZONES_MED_PROV_PREV]
[/#if]
[#if TAB_RAZONES_MED_PROV_PREV??]
[#assign RAZONES_MED_PROV_PREV_AUXILIAR=TAB_RAZONES_MED_PROV_PREV]
[/#if]
[#if RAZONES_MED_PROV_PREV_AUXILIAR?? &amp;amp;&amp;amp; RAZONES_MED_PROV_PREV_AUXILIAR?is_enumerable]
[#list RAZONES_MED_PROV_PREV_AUXILIAR as datos]
&lt;content/&gt;
[/#list]
[/#if]
&lt;/insert-around&gt;
&lt;/jooscript&gt;
</text:script></text:span></text:p>
          </table:table-cell>
        </table:table-row>
      </table:table>
      <text:p text:style-name="P12"/>
      <text:p text:style-name="P11">ACUERDO</text:p>
      <text:p text:style-name="P10"><text:span text:style-name="T26">PRIMERO</text:span>.- <text:span text:style-name="T22">Adoptar las siguientes medidas provisionale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<text:span text:style-name="T34">M</text:span><text:span text:style-name="T21">edidas provisionales adoptadas</text:span></text:p>
          </table:table-cell>
        </table:table-row>
        <table:table-row table:style-name="TableLine1540136960112">
          <table:table-cell table:style-name="Tabla2.A2" office:value-type="string">
            <text:p text:style-name="P29"><text:text-input text:description="JOOScript">${(datos.att0)!}</text:text-input><text:span text:style-name="T31"><text:script script:language="JOOScript">&lt;jooscript&gt;
&lt;insert-around element="table:table-row"&gt;
[#if MED_PROV_PREV??]
[#assign MED_PROV_PREV_AUXILIAR=MED_PROV_PREV]
[/#if]
[#if TAB_MED_PROV_PREV??]
[#assign MED_PROV_PREV_AUXILIAR=TAB_MED_PROV_PREV]
[/#if]
[#if MED_PROV_PREV_AUXILIAR?? &amp;amp;&amp;amp; MED_PROV_PREV_AUXILIAR?is_enumerable]
[#list MED_PROV_PREV_AUXILIAR as datos]
&lt;content/&gt;
[/#list]
[/#if]
&lt;/insert-around&gt;
&lt;/jooscript&gt;
</text:script></text:span></text:p>
          </table:table-cell>
        </table:table-row>
      </table:table>
      <text:p text:style-name="P8"/>
      <text:p text:style-name="P7"><text:soft-page-break/><text:span text:style-name="T25">[En caso de actos que por no ser personalísimos puedan ser realizados por sujetos distintos del obligado]</text:span><text:span text:style-name="T12">De conformidad con el artículo 102 de la Ley 39/2015</text:span><text:span text:style-name="T5">, de 1 de octubre,</text:span><text:span text:style-name="T12"> se le advierte que, de no cumplir voluntariamente las mismas </text:span><text:span text:style-name="T15">podrá procederse</text:span><text:span text:style-name="T12"> a su ejecución subsidiaria </text:span><text:span text:style-name="T13">a costa del/la interesado/a</text:span><text:span text:style-name="T12">.</text:span></text:p>
      <text:p text:style-name="P9"><text:span text:style-name="T11">SEGUNDO</text:span><text:span text:style-name="T9">.- </text:span><text:span text:style-name="T14">Notificar el presente acuerdo a los/las interesados/as.</text:span></text:p>
      <text:p text:style-name="P17"/>
      <text:p text:style-name="P27"><text:span text:style-name="Fuente_20_de_20_párrafo_20_predeter."><text:span text:style-name="T27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8"><text:text-input text:description="JOOScript">${(FIRMANTES_FDO_AUXILIAR)!}</text:text-input></text:span></text:span><text:span text:style-name="T30"><text:s/></text:span><text:span text:style-name="Fuente_20_de_20_párrafo_20_predeter."><text:span text:style-name="T29"><text:text-input text:description="JOOScript">${(FIRMANTES_AUXILIAR)!}</text:text-input></text:span></text:span><text:span text:style-name="Fuente_20_de_20_párrafo_20_predeter."><text:span text:style-name="T29"><text:s/></text:span></text:span></text:p>
      <text:p text:style-name="P28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4" meta:image-count="0" meta:object-count="0" meta:page-count="2" meta:paragraph-count="30" meta:word-count="326" meta:character-count="2384" meta:non-whitespace-character-count="2094"/>
  </office:meta>
</office:document-meta>
</file>